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0a72e" officeooo:paragraph-rsid="0010a72e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125745" officeooo:paragraph-rsid="00125745"/>
    </style:style>
    <style:style style:name="P4" style:family="paragraph" style:parent-style-name="Standard">
      <style:text-properties fo:font-size="8pt" fo:language="es" fo:country="ES" style:font-size-asian="7pt" style:font-size-complex="8pt"/>
    </style:style>
    <style:style style:name="P5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6" style:family="paragraph" style:parent-style-name="Heading_20_2">
      <style:paragraph-properties fo:margin-top="0cm" fo:margin-bottom="0cm" style:contextual-spacing="false" fo:text-align="center" style:justify-single-word="false"/>
      <style:text-properties fo:color="#3465a4" loext:opacity="100%" fo:font-size="15pt" style:font-size-asian="15pt" style:font-size-complex="15pt"/>
    </style:style>
    <style:style style:name="T1" style:family="text">
      <style:text-properties officeooo:rsid="00130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geniería del Software Avanzada</text:h>
      <text:p text:style-name="P4"/>
      <text:h text:style-name="P6" text:outline-level="2">Práctica <text:span text:style-name="T1">2</text:span> Patrones de Diseño</text:h>
      <text:p text:style-name="Standard"/>
      <text:p text:style-name="P3">David Ramírez Arco</text:p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1:24:15.739000000</dc:date>
    <meta:editing-duration>PT1M55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12" meta:character-count="79" meta:non-whitespace-character-count="70"/>
  </office:meta>
</office:document-meta>
</file>